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P3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6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P7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Text_20_body" style:master-page-name="First_20_Page">
      <style:paragraph-properties style:page-number="auto"/>
      <style:text-properties style:font-name="Arial" fo:font-size="11pt" fo:font-weight="bold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Arial2"/>
    </style:style>
    <style:style style:name="T3" style:family="text">
      <style:text-properties style:font-name="Arial2" fo:font-weight="bold"/>
    </style:style>
    <style:style style:name="T4" style:family="text">
      <style:text-properties style:font-name="Arial2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[Datum.heute], [Mandant.Ort]</text:p>
      <text:p text:style-name="P4"/>
      <text:p text:style-name="P4"><text:span text:style-name="T1">Lieferdatum:</text:span> [MephaLieferdatum]</text:p>
      <text:p text:style-name="P4"><text:span text:style-name="T1">Mepha-RefNr.:</text:span> [MephaRefNr]</text:p>
      <text:p text:style-name="P4"/>
      <text:p text:style-name="P5">Mepha Errors:</text:p>
      <text:p text:style-name="P4">[MephaErrors]</text:p>
      <text:p text:style-name="P4"/>
      <text:p text:style-name="P5">Bestellung:</text:p>
      <text:p text:style-name="P4">[Bestellung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MP3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MP4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MP5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weight="bold"/>
    </style:style>
    <style:style style:name="MT2" style:family="text">
      <style:text-properties style:font-name="Arial2" fo:font-weight="bold"/>
    </style:style>
    <style:style style:name="MT3" style:family="text">
      <style:text-properties style:font-name="Arial2"/>
    </style:style>
    <style:style style:name="MT4" style:family="text">
      <style:text-properties style:font-name="Arial2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header>
      <style:footer>
        <text:p text:style-name="MP2"><text:span text:style-name="MT2">[Mandant.Titel] [Mandant.Vorname] [Mandant.Name]</text:span><text:span text:style-name="MT3">, </text:span><text:span text:style-name="MT4">[Patient.Geschlecht]</text:span><text:span text:style-name="MT3"> Facharzt für [Mandant.TarmedSpezialität]</text:span></text:p>
        <text:p text:style-name="MP3">[Mandant.Strasse], [Mandant.Plz] [Mandant.Ort]</text:p>
        <text:p text:style-name="MP3">Tel [Mandant.Telefon1], Fax [Mandant.Fax], E-Mail [Mandant.E-Mail], EAN [Mandant.EAN], ZSR-Nr. [Mandant.KSK]</text:p>
        <text:p text:style-name="MP4"><text:span text:style-name="MT3">Seite </text:span><text:span text:style-name="MT3"><text:page-number text:select-page="current"/></text:span><text:span text:style-name="MT3"> /</text:span><text:span text:style-name="MT3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ext:p text:style-name="MP5">Bestellübersicht</text:p>
        <text:p text:style-name="MP5"/>
      </style:header>
      <style:foot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7-06-01T11:19:46</meta:creation-date>
    <dc:date>2020-09-30T13:57:13.92</dc:date>
    <dc:language>de-CH</dc:language>
    <meta:editing-cycles>14</meta:editing-cycles>
    <meta:editing-duration>PT34M32S</meta:editing-duration>
    <meta:document-statistic meta:table-count="0" meta:image-count="0" meta:object-count="0" meta:page-count="1" meta:paragraph-count="18" meta:word-count="72" meta:character-count="913"/>
    <dc:creator>Leon Mosimann</dc:creator>
    <meta:user-defined meta:name="Info 1"/>
    <meta:user-defined meta:name="Info 2"/>
    <meta:user-defined meta:name="Info 3"/>
    <meta:user-defined meta:name="Info 4"/>
  </office:meta>
</office:document-meta>
</file>